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Fine_20_Dashed" svg:stroke-color="#000000" draw:textarea-vertical-align="middle"/>
    </style:style>
    <style:style style:name="gr7" style:family="graphic" style:parent-style-name="objectwithoutfill">
      <style:graphic-properties draw:stroke="solid" draw:stroke-dash="Fine_20_Dashed" svg:stroke-color="#000000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9" style:family="graphic" style:parent-style-name="objectwithoutfill">
      <style:graphic-properties draw:stroke="solid" draw:stroke-dash="Fine_20_Dashed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369cm" svg:height="0.962cm" svg:x="17.51cm" svg:y="13.192cm">
          <draw:text-box>
            <text:p>Server</text:p>
          </draw:text-box>
        </draw:frame>
        <draw:frame draw:style-name="gr2" draw:layer="layout" svg:width="2.119cm" svg:height="0.962cm" svg:x="17.891cm" svg:y="15.151cm">
          <draw:text-box>
            <text:p>Client</text:p>
          </draw:text-box>
        </draw:frame>
        <draw:line draw:style-name="gr3" draw:text-style-name="P1" draw:layer="layout" svg:x1="1cm" svg:y1="14.589cm" svg:x2="20cm" svg:y2="14.589cm">
          <text:p/>
        </draw:line>
        <draw:custom-shape draw:style-name="gr4" draw:text-style-name="P1" xml:id="id1" draw:id="id1" draw:layer="layout" svg:width="3.302cm" svg:height="3.302cm" svg:x="8.366cm" svg:y="19.796cm">
          <text:p text:style-name="P1">SystemRou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3.302cm" svg:height="3.302cm" svg:x="3.667cm" svg:y="15.859cm">
          <text:p text:style-name="P1">S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3.302cm" svg:height="3.302cm" svg:x="13.319cm" svg:y="15.859cm">
          <text:p text:style-name="P1">Recv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2" draw:id="id2" draw:layer="layout" svg:width="3.302cm" svg:height="3.302cm" svg:x="2.397cm" svg:y="24.368cm">
          <text:p text:style-name="P1">Channel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3.302cm" svg:height="3.302cm" svg:x="8.366cm" svg:y="24.495cm">
          <text:p text:style-name="P1">ChanneI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3.302cm" svg:height="3.302cm" svg:x="15.224cm" svg:y="24.241cm">
          <text:p text:style-name="P1">Channel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102cm" svg:height="0.962cm" svg:x="12.106cm" svg:y="26.327cm">
          <draw:text-box>
            <text:p>. . . . .</text:p>
          </draw:text-box>
        </draw:frame>
        <draw:connector draw:style-name="gr6" draw:text-style-name="P1" draw:layer="layout" svg:x1="8.366cm" svg:y1="21.447cm" svg:x2="4.048cm" svg:y2="24.368cm" draw:start-shape="id1" draw:start-glue-point="6" draw:end-shape="id2" draw:end-glue-point="4" svg:d="m8366 21447h-4318v2921" svg:viewBox="0 0 4319 2922">
          <text:p/>
        </draw:connector>
        <draw:connector draw:style-name="gr6" draw:text-style-name="P1" draw:layer="layout" svg:x1="10.017cm" svg:y1="23.098cm" svg:x2="10.017cm" svg:y2="24.495cm" draw:start-shape="id1" draw:start-glue-point="8" draw:end-shape="id3" draw:end-glue-point="4" svg:d="m10017 23098v1397" svg:viewBox="0 0 1 1398">
          <text:p/>
        </draw:connector>
        <draw:connector draw:style-name="gr6" draw:text-style-name="P1" draw:layer="layout" svg:x1="11.668cm" svg:y1="21.447cm" svg:x2="16.875cm" svg:y2="24.241cm" draw:start-shape="id1" draw:start-glue-point="10" draw:end-shape="id4" draw:end-glue-point="4" svg:d="m11668 21447h5207v2794" svg:viewBox="0 0 5208 2795">
          <text:p/>
        </draw:connector>
        <draw:connector draw:style-name="gr7" draw:text-style-name="P1" draw:layer="layout" svg:x1="8.849cm" svg:y1="20.279cm" svg:x2="5.318cm" svg:y2="19.161cm" draw:start-shape="id1" draw:start-glue-point="5" draw:end-shape="id5" draw:end-glue-point="8" svg:d="m8849 20279h-3531v-1118" svg:viewBox="0 0 3532 1119">
          <text:p/>
        </draw:connector>
        <draw:connector draw:style-name="gr7" draw:text-style-name="P1" draw:layer="layout" svg:x1="14.97cm" svg:y1="19.161cm" svg:x2="11.185cm" svg:y2="20.279cm" draw:start-shape="id6" draw:start-glue-point="8" draw:end-shape="id1" draw:end-glue-point="11" svg:d="m14970 19161v1118h-3785" svg:viewBox="0 0 3786 1119">
          <text:p/>
        </draw:connector>
        <draw:custom-shape draw:style-name="gr4" draw:text-style-name="P1" xml:id="id8" draw:id="id8" draw:layer="layout" svg:width="3.302cm" svg:height="3.302cm" svg:x="8.239cm" svg:y="10.017cm">
          <text:p text:style-name="P1">Connecton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3.302cm" svg:height="3.302cm" svg:x="3.667cm" svg:y="6.207cm">
          <text:p text:style-name="P1">Channe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svg:x1="5.318cm" svg:y1="15.859cm" svg:x2="5.318cm" svg:y2="9.509cm" draw:start-shape="id5" draw:start-glue-point="4" draw:end-shape="id7" draw:end-glue-point="8" svg:d="m5318 15859v-6350" svg:viewBox="0 0 1 6351">
          <text:p text:style-name="P1"/>
        </draw:connector>
        <draw:connector draw:style-name="gr8" draw:text-style-name="P1" draw:layer="layout" svg:x1="6.969cm" svg:y1="7.858cm" svg:x2="14.97cm" svg:y2="15.859cm" draw:start-shape="id7" draw:start-glue-point="10" draw:end-shape="id6" draw:end-glue-point="4" svg:d="m6969 7858h8001v8001" svg:viewBox="0 0 8002 8002">
          <text:p text:style-name="P1"/>
        </draw:connector>
        <draw:connector draw:style-name="gr8" draw:text-style-name="P1" draw:layer="layout" svg:x1="6.969cm" svg:y1="17.51cm" svg:x2="9.89cm" svg:y2="13.319cm" draw:start-shape="id5" draw:start-glue-point="10" draw:end-shape="id8" draw:end-glue-point="8" svg:d="m6969 17510h2921v-4191" svg:viewBox="0 0 2922 4192">
          <text:p text:style-name="P1"><text:s text:c="15"/>If joining the server</text:p>
        </draw:connector>
        <draw:connector draw:style-name="gr7" draw:text-style-name="P1" draw:layer="layout" svg:x1="9.89cm" svg:y1="10.017cm" svg:x2="9.89cm" svg:y2="4.937cm" draw:start-shape="id8" draw:start-glue-point="4" draw:end-shape="id9" draw:end-glue-point="8" svg:d="m9890 10017v-5080" svg:viewBox="0 0 1 5081">
          <text:p/>
        </draw:connector>
        <draw:custom-shape draw:style-name="gr4" draw:text-style-name="P1" xml:id="id9" draw:id="id9" draw:layer="layout" svg:width="3.302cm" svg:height="3.302cm" svg:x="8.239cm" svg:y="1.635cm">
          <text:p text:style-name="P1">SystemRou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239cm" svg:y1="3.286cm" svg:x2="5.318cm" svg:y2="6.207cm" draw:start-shape="id9" draw:start-glue-point="6" draw:end-shape="id7" draw:end-glue-point="4" svg:d="m8239 3286h-2921v2921" svg:viewBox="0 0 2922 2922">
          <text:p text:style-name="P1">Input command received <text:s text:c="23"/></text:p>
        </draw:connector>
        <draw:custom-shape draw:style-name="gr4" draw:text-style-name="P1" xml:id="id10" draw:id="id10" draw:layer="layout" svg:width="3.302cm" svg:height="3.302cm" svg:x="16.24cm" svg:y="1.635cm">
          <text:p text:style-name="P1">Input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6.24cm" svg:y1="3.286cm" svg:x2="11.541cm" svg:y2="3.286cm" draw:start-shape="id10" draw:start-glue-point="6" draw:end-shape="id9" draw:end-glue-point="10" svg:d="m16240 3286h-4699" svg:viewBox="0 0 4700 1">
          <text:p/>
        </draw:connector>
        <draw:frame draw:style-name="gr5" draw:layer="layout" svg:width="2.102cm" svg:height="0.962cm" svg:x="1.311cm" svg:y="8.366cm">
          <draw:text-box>
            <text:p>. . . . .</text:p>
          </draw:text-box>
        </draw:frame>
        <draw:frame draw:style-name="gr5" draw:layer="layout" svg:width="9.456cm" svg:height="2.384cm" svg:x="10.652cm" svg:y="5.22cm">
          <draw:text-box>
            <text:p><text:s/>. . . . . signifies multiple </text:p>
            <text:p>instances of the state occurring </text:p>
            <text:p><text:s text:c="12"/>at the same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 </meta:initial-creator>
    <meta:creation-date>2014-03-16T06:40:00.200090393</meta:creation-date>
    <dc:date>2014-03-16T06:53:16.289494788</dc:date>
    <dc:creator>raz </dc:creator>
    <meta:editing-duration>PT2M10S</meta:editing-duration>
    <meta:editing-cycles>4</meta:editing-cycles>
    <meta:generator>LibreOffice/4.1.3.2$Linux_X86_64 LibreOffice_project/410m0$Build-2</meta:generator>
    <meta:document-statistic meta:object-count="27"/>
  </office:meta>
</office:document-meta>
</file>